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14pt" fo:language="ru" fo:country="RU" style:font-size-asian="14pt" style:font-size-complex="14pt"/>
    </style:style>
    <style:style style:name="P2" style:family="paragraph" style:parent-style-name="Standard">
      <style:paragraph-properties fo:text-align="center" style:justify-single-word="false"/>
      <style:text-properties fo:font-size="12pt" fo:language="ru" fo:country="RU" fo:font-style="italic" style:font-size-asian="12pt" style:font-style-asian="italic" style:font-size-complex="12pt" style:font-style-complex="italic"/>
    </style:style>
    <style:style style:name="P3" style:family="paragraph" style:parent-style-name="Standard" style:master-page-name="">
      <style:paragraph-properties fo:margin-left="0cm" fo:margin-right="0cm" fo:text-indent="0.975cm" style:auto-text-indent="false" style:page-number="auto"/>
      <style:text-properties fo:font-size="12pt" fo:language="ru" fo:country="RU" style:font-size-asian="12pt" style:font-size-complex="12pt"/>
    </style:style>
    <style:style style:name="P4" style:family="paragraph" style:parent-style-name="Standard">
      <style:paragraph-properties fo:margin-left="0cm" fo:margin-right="0cm" fo:text-indent="0.975cm" style:auto-text-indent="false"/>
      <style:text-properties fo:font-size="12pt" fo:language="ru" fo:country="RU" style:font-size-asian="12pt" style:font-size-complex="12pt"/>
    </style:style>
    <style:style style:name="P5" style:family="paragraph" style:parent-style-name="Standard" style:list-style-name="L1">
      <style:paragraph-properties fo:margin-left="0cm" fo:margin-right="0cm" fo:text-indent="0.975cm" style:auto-text-indent="false"/>
      <style:text-properties fo:font-size="12pt" fo:language="ru" fo:country="RU" style:font-size-asian="12pt" style:font-size-complex="12pt"/>
    </style:style>
    <style:style style:name="P6" style:family="paragraph" style:parent-style-name="Heading_20_1">
      <style:paragraph-properties fo:text-align="center" style:justify-single-word="false"/>
    </style:style>
    <style:style style:name="P7" style:family="paragraph" style:parent-style-name="Heading_20_2">
      <style:paragraph-properties fo:text-align="center" style:justify-single-word="false"/>
    </style:style>
    <style:style style:name="T1" style:family="text">
      <style:text-properties fo:language="en" fo:country="US"/>
    </style:style>
    <style:style style:name="T2" style:family="text">
      <style:text-properties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 text:outline-level="1">Крылья Осквернителя</text:h>
      <text:p text:style-name="P2">Дневник разработки</text:p>
      <text:p text:style-name="P1"/>
      <text:p text:style-name="P1">Здесь я набрасываю мысли по поводу игры и пытаюсь прорабатывать игромеханику на уровне планирования.</text:p>
      <text:p text:style-name="P1"/>
      <text:p text:style-name="P1"><text:span text:style-name="T2">Платформа</text:span>: <text:span text:style-name="T1">RenPy 6.17.3+</text:span></text:p>
      <text:p text:style-name="P1"><text:span text:style-name="T2">Жанр</text:span>: Симулятор дракона, порнографический</text:p>
      <text:p text:style-name="P1"/>
      <text:h text:style-name="P7" text:outline-level="2">ФАБУЛА</text:h>
      <text:p text:style-name="P3">Игрок управляет родом драконов, созданных Тёмной Владычицей на погибель вольным народам. В каждый момент времени можно управлять только одним драконом. Если вы играете успешно, то получаете право спариться с Тёмной Владычицей и продолжить род. Если ваш дракон умирает, но есть другой дракон в роду, можно начать игру за него. Помимо дополнительных жизней, размножение позволяет создавать всё более мощных драконов для игры. Стартовый дракон не слишком велик, не умеет летать или дышать огнём. Но постепенно его потомки могут приобрести эти и другие черты, по одной за раз. </text:p>
      <text:p text:style-name="P4">Дракон так же может спариваться с девственными женщинами вольных народов, чтобы породить чудовищ, что повышает его дурную славу. Чем благороднее девица, тем более мощную тварь породит этот союз. Чтобы добиться благосклонности Тёмной Владычицы дракон должен собрать определённое количество дурной славы и сделать ей драгоценный подарок. Поэтому дракон всегда жаждет сокровищ и дев. </text:p>
      <text:p text:style-name="P4">Вероятные элементы геймплея:</text:p>
      <text:list xml:id="list2777942510128554485" text:style-name="L1">
        <text:list-item>
          <text:p text:style-name="P5"><text:s/>Пожирание скота и людей (ради еды)</text:p>
        </text:list-item>
        <text:list-item>
          <text:p text:style-name="P5"><text:s/>Ограбление корованов и поселений (ради золота)</text:p>
        </text:list-item>
        <text:list-item>
          <text:p text:style-name="P5"><text:s/>Прокачка своего логова (более обширные и недоступные, ловушки, сподвижники)</text:p>
        </text:list-item>
        <text:list-item>
          <text:p text:style-name="P5"><text:s/>Похищение девиц</text:p>
        </text:list-item>
        <text:list-item>
          <text:p text:style-name="P5"><text:s/>Обложение поселений данью (еда, женщины, золото)</text:p>
        </text:list-item>
        <text:list-item>
          <text:p text:style-name="P5"><text:s/>Защита логова от воров и рыцарей</text:p>
        </text:list-item>
        <text:list-item>
          <text:p text:style-name="P5"><text:s/>Всякие злодеяния ради дурной славы или ослабления вольных в регионе</text:p>
        </text:list-item>
        <text:list-item>
          <text:p text:style-name="P5"><text:s/>Динамичные регионы приходящие в упадок или развивающиеся в зависимости от активности дракона</text:p>
        </text:list-item>
      </text:list>
      <text:p text:style-name="P4"/>
      <text:p text:style-name="P4"/>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4H45M24S</meta:editing-duration>
    <meta:editing-cycles>4</meta:editing-cycles>
    <meta:generator>OpenOffice/4.0.1$Win32 OpenOffice.org_project/401m5$Build-9714</meta:generator>
    <dc:date>2014-04-10T23:46:59.95</dc:date>
    <meta:document-statistic meta:table-count="0" meta:image-count="0" meta:object-count="0" meta:page-count="1" meta:paragraph-count="17" meta:word-count="232" meta:character-count="1615"/>
    <meta:user-defined meta:name="Info 1"/>
    <meta:user-defined meta:name="Info 2"/>
    <meta:user-defined meta:name="Info 3"/>
    <meta:user-defined meta:name="Info 4"/>
  </office:meta>
</office:document-meta>
</file>